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30000023C9EBDE96A.png" manifest:media-type=""/>
  <manifest:file-entry manifest:full-path="Pictures/10000000000003D60000023AFDB3CF88.png" manifest:media-type=""/>
  <manifest:file-entry manifest:full-path="Pictures/10000000000003D60000023B486A8B7A.png" manifest:media-type=""/>
  <manifest:file-entry manifest:full-path="Pictures/10000000000003CE0000023C49E013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ff" style:text-underline-style="none" fo:font-weight="bold" style:font-weight-asian="bold" style:font-weight-complex="bold"/>
    </style:style>
    <style:style style:name="T1" style:family="text">
      <style:text-properties fo:color="#e6e6ff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1.95cm" svg:height="7.018cm" svg:x="14.05cm" svg:y="9.006cm">
          <draw:image xlink:href="Pictures/10000000000003CE0000023C49E013E1.png" xlink:type="simple" xlink:show="embed" xlink:actuate="onLoad">
            <text:p/>
          </draw:image>
        </draw:frame>
        <draw:frame draw:style-name="gr1" draw:text-style-name="P1" draw:layer="layout" svg:width="12cm" svg:height="7.046cm" svg:x="1cm" svg:y="9cm">
          <draw:image xlink:href="Pictures/10000000000003D60000023B486A8B7A.png" xlink:type="simple" xlink:show="embed" xlink:actuate="onLoad">
            <text:p/>
          </draw:image>
        </draw:frame>
        <draw:frame draw:style-name="gr1" draw:text-style-name="P1" draw:layer="layout" svg:width="11.888cm" svg:height="6.9cm" svg:x="14.05cm" svg:y="1cm">
          <draw:image xlink:href="Pictures/10000000000003D60000023AFDB3CF88.png" xlink:type="simple" xlink:show="embed" xlink:actuate="onLoad">
            <text:p/>
          </draw:image>
        </draw:frame>
        <draw:frame draw:style-name="gr1" draw:text-style-name="P1" draw:layer="layout" svg:width="11.9cm" svg:height="6.953cm" svg:x="1.1cm" svg:y="1.006cm">
          <draw:image xlink:href="Pictures/10000000000003D30000023C9EBDE96A.png" xlink:type="simple" xlink:show="embed" xlink:actuate="onLoad">
            <text:p/>
          </draw:image>
        </draw:frame>
        <draw:custom-shape draw:style-name="gr2" draw:text-style-name="P2" draw:layer="layout" svg:width="0.9cm" svg:height="0.9cm" svg:x="11.9cm" svg:y="6.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4.8cm" svg:y="6.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cm" svg:height="0.9cm" svg:x="12cm" svg:y="14.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4.9cm" svg:y="14.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6T22:56:35.588857735</meta:creation-date>
    <dc:date>2014-04-06T23:03:53.797584894</dc:date>
    <meta:editing-duration>P0D</meta:editing-duration>
    <meta:editing-cycles>1</meta:editing-cycles>
    <meta:document-statistic meta:object-count="8"/>
    <meta:generator>LibreOffice/4.1.3.2$Linux_X86_64 LibreOffice_project/410m0$Build-2</meta:generator>
  </office:meta>
</office:document-meta>
</file>